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5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8" office:value-type="string" calcext:value-type="string">
            <text:p>ṃ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7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5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9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)</text:p>
          </table:table-cell>
          <table:table-cell office:value-type="string" calcext:value-type="string">
            <text:p>Y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12"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_sandhi_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sandhi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sonant clusters</text:p>
          </table:table-cell>
        </table:table-row>
      </table:table>
      <table:table table:name="cC_words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'</text:p>
          </table:table-cell>
        </table:table-row>
      </table:table>
      <table:table table:name="punar" table:style-name="ta1">
        <table:table-column table:style-name="co1" table:number-columns-repeated="46" table:default-cell-style-name="Default"/>
        <table:table-row table:style-name="ro1">
          <table:table-cell office:value-type="string" calcext:value-type="string">
            <text:p>word\init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3:16:11.243303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08-03T13:16:52.072046247</dc:date>
    <meta:editing-duration>P1DT2H21M7S</meta:editing-duration>
    <meta:editing-cycles>16</meta:editing-cycles>
    <meta:generator>LibreOffice/5.1.6.2$Linux_X86_64 LibreOffice_project/10m0$Build-2</meta:generator>
    <meta:document-statistic meta:table-count="8" meta:cell-count="1640" meta:object-count="0"/>
  </office:meta>
</office:document-meta>
</file>